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Standard">Officiële voornaam: Dieter</text:p>
      <text:p text:style-name="Standard">Officiële naam: Zenner</text:p>
      <text:p text:style-name="Standard">Correspondentieadres:<text:s/>Zelzate</text:p>
      <text:p text:style-name="Standard"/>
      <text:p text:style-name="Standard">Geboortedatum: 26/03/2001</text:p>
      <text:p text:style-name="Standard">Geboorteplaats: Eeklo</text:p>
      <text:p text:style-name="Standard">Rijksregisternummer:<text:s/></text:p>
      <text:p text:style-name="Standard">Nationaliteit: Belg</text:p>
      <text:p text:style-name="Standard"/>
      <text:p text:style-name="Standard">Persoonlijk e-mailadres:<text:s/><text:a xlink:href="mailto:dieterzen@outlook.com" office:target-frame-name="_top" xlink:show="replace">dieterzen@outlook.com</text:a></text:p>
      <text:p text:style-name="Standard">Persoonlijk gsm-nummer:<text:s/></text:p>
      <text:p text:style-name="Standard"/>
      <text:p text:style-name="Standard">Campus: GO! Atheneum De Tandem</text:p>
      <text:p text:style-name="Standard">Opleidingsjaar: 6INFB</text:p>
      <text:p text:style-name="Standard">Opleiding: Informatica Behe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B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sp Dude231</dc:creator>
    <meta:creation-date>2019-09-15T17:48:00Z</meta:creation-date>
    <dc:date>2020-02-11T22:46:00Z</dc:date>
    <meta:template xlink:href="Normal.dotm" xlink:type="simple"/>
    <meta:editing-cycles>3</meta:editing-cycles>
    <meta:editing-duration>PT0S</meta:editing-duration>
    <meta:document-statistic meta:page-count="1" meta:paragraph-count="1" meta:word-count="55" meta:character-count="374" meta:row-count="2" meta:non-whitespace-character-count="320"/>
  </office:meta>
</office:document-meta>
</file>